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143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i_loop_uav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ithout cullin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1" calcext:value-type="float">
            <text:p>145.1</text:p>
          </table:table-cell>
          <table:table-cell office:value-type="float" office:value="160.769" calcext:value-type="float">
            <text:p>160.769</text:p>
          </table:table-cell>
          <table:table-cell office:value-type="float" office:value="0" calcext:value-type="float">
            <text:p>0</text:p>
          </table:table-cell>
          <table:table-cell office:value-type="float" office:value="93.87" calcext:value-type="float">
            <text:p>93.87</text:p>
          </table:table-cell>
          <table:table-cell office:value-type="float" office:value="108.68" calcext:value-type="float">
            <text:p>108.68</text:p>
          </table:table-cell>
          <table:table-cell office:value-type="float" office:value="0" calcext:value-type="float">
            <text:p>0</text:p>
          </table:table-cell>
          <table:table-cell office:value-type="float" office:value="187.78" calcext:value-type="float">
            <text:p>187.78</text:p>
          </table:table-cell>
          <table:table-cell office:value-type="float" office:value="222.21" calcext:value-type="float">
            <text:p>222.21</text:p>
          </table:table-cell>
          <table:table-cell table:formula="of:=([.C4]+[.F4]+[.I4])/3" office:value-type="float" office:value="0" calcext:value-type="float">
            <text:p>0</text:p>
          </table:table-cell>
          <table:table-cell table:formula="of:=([.D4]+[.G4]+[.J4])/3" office:value-type="float" office:value="142.25" calcext:value-type="float">
            <text:p>142.25</text:p>
          </table:table-cell>
          <table:table-cell table:formula="of:=([.E4]+[.H4]+[.K4])/3" office:value-type="float" office:value="163.886333333333" calcext:value-type="float">
            <text:p>163.886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.22" calcext:value-type="float">
            <text:p>35.22</text:p>
          </table:table-cell>
          <table:table-cell office:value-type="float" office:value="463.43" calcext:value-type="float">
            <text:p>463.43</text:p>
          </table:table-cell>
          <table:table-cell office:value-type="float" office:value="2459.46" calcext:value-type="float">
            <text:p>2459.46</text:p>
          </table:table-cell>
          <table:table-cell office:value-type="float" office:value="38" calcext:value-type="float">
            <text:p>38</text:p>
          </table:table-cell>
          <table:table-cell office:value-type="float" office:value="819.16" calcext:value-type="float">
            <text:p>819.16</text:p>
          </table:table-cell>
          <table:table-cell office:value-type="float" office:value="2252.59" calcext:value-type="float">
            <text:p>2252.59</text:p>
          </table:table-cell>
          <table:table-cell office:value-type="float" office:value="59.71" calcext:value-type="float">
            <text:p>59.71</text:p>
          </table:table-cell>
          <table:table-cell office:value-type="float" office:value="665.96" calcext:value-type="float">
            <text:p>665.96</text:p>
          </table:table-cell>
          <table:table-cell office:value-type="float" office:value="1624.5" calcext:value-type="float">
            <text:p>1624.5</text:p>
          </table:table-cell>
          <table:table-cell table:formula="of:=([.C5]+[.F5]+[.I5])/3" office:value-type="float" office:value="44.31" calcext:value-type="float">
            <text:p>44.31</text:p>
          </table:table-cell>
          <table:table-cell table:formula="of:=([.D5]+[.G5]+[.J5])/3" office:value-type="float" office:value="649.516666666667" calcext:value-type="float">
            <text:p>649.516666666667</text:p>
          </table:table-cell>
          <table:table-cell table:formula="of:=([.E5]+[.H5]+[.K5])/3" office:value-type="float" office:value="2112.18333333333" calcext:value-type="float">
            <text:p>2112.1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34.15" calcext:value-type="float">
            <text:p>334.15</text:p>
          </table:table-cell>
          <table:table-cell office:value-type="float" office:value="1438.52" calcext:value-type="float">
            <text:p>1438.52</text:p>
          </table:table-cell>
          <table:table-cell office:value-type="float" office:value="59.07" calcext:value-type="float">
            <text:p>59.07</text:p>
          </table:table-cell>
          <table:table-cell office:value-type="float" office:value="406.353" calcext:value-type="float">
            <text:p>406.353</text:p>
          </table:table-cell>
          <table:table-cell office:value-type="float" office:value="736.25" calcext:value-type="float">
            <text:p>736.25</text:p>
          </table:table-cell>
          <table:table-cell office:value-type="float" office:value="54.17" calcext:value-type="float">
            <text:p>54.17</text:p>
          </table:table-cell>
          <table:table-cell office:value-type="float" office:value="376.75" calcext:value-type="float">
            <text:p>376.75</text:p>
          </table:table-cell>
          <table:table-cell office:value-type="float" office:value="1827.36" calcext:value-type="float">
            <text:p>1827.36</text:p>
          </table:table-cell>
          <table:table-cell table:formula="of:=([.C6]+[.F6]+[.I6])/3" office:value-type="float" office:value="57.4133333333333" calcext:value-type="float">
            <text:p>57.4133333333333</text:p>
          </table:table-cell>
          <table:table-cell table:formula="of:=([.D6]+[.G6]+[.J6])/3" office:value-type="float" office:value="372.417666666667" calcext:value-type="float">
            <text:p>372.417666666667</text:p>
          </table:table-cell>
          <table:table-cell table:formula="of:=([.E6]+[.H6]+[.K6])/3" office:value-type="float" office:value="1334.04333333333" calcext:value-type="float">
            <text:p>1334.04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4.2" calcext:value-type="float">
            <text:p>84.2</text:p>
          </table:table-cell>
          <table:table-cell office:value-type="float" office:value="471.71" calcext:value-type="float">
            <text:p>471.71</text:p>
          </table:table-cell>
          <table:table-cell office:value-type="float" office:value="3100.1" calcext:value-type="float">
            <text:p>3100.1</text:p>
          </table:table-cell>
          <table:table-cell office:value-type="float" office:value="76.98" calcext:value-type="float">
            <text:p>76.98</text:p>
          </table:table-cell>
          <table:table-cell office:value-type="float" office:value="535.67" calcext:value-type="float">
            <text:p>535.67</text:p>
          </table:table-cell>
          <table:table-cell office:value-type="float" office:value="4121.01" calcext:value-type="float">
            <text:p>4121.01</text:p>
          </table:table-cell>
          <table:table-cell office:value-type="float" office:value="133.19" calcext:value-type="float">
            <text:p>133.19</text:p>
          </table:table-cell>
          <table:table-cell office:value-type="float" office:value="589.45" calcext:value-type="float">
            <text:p>589.45</text:p>
          </table:table-cell>
          <table:table-cell office:value-type="float" office:value="3757.33" calcext:value-type="float">
            <text:p>3757.33</text:p>
          </table:table-cell>
          <table:table-cell table:formula="of:=([.C7]+[.F7]+[.I7])/3" office:value-type="float" office:value="98.1233333333333" calcext:value-type="float">
            <text:p>98.1233333333333</text:p>
          </table:table-cell>
          <table:table-cell table:formula="of:=([.D7]+[.G7]+[.J7])/3" office:value-type="float" office:value="532.276666666667" calcext:value-type="float">
            <text:p>532.276666666667</text:p>
          </table:table-cell>
          <table:table-cell table:formula="of:=([.E7]+[.H7]+[.K7])/3" office:value-type="float" office:value="3659.48" calcext:value-type="float">
            <text:p>3659.48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0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8" calcext:value-type="float">
            <text:p>40.48</text:p>
          </table:table-cell>
          <table:table-cell office:value-type="float" office:value="86.23" calcext:value-type="float">
            <text:p>86.23</text:p>
          </table:table-cell>
          <table:table-cell office:value-type="float" office:value="0" calcext:value-type="float">
            <text:p>0</text:p>
          </table:table-cell>
          <table:table-cell office:value-type="float" office:value="56.09" calcext:value-type="float">
            <text:p>56.09</text:p>
          </table:table-cell>
          <table:table-cell office:value-type="float" office:value="70.87" calcext:value-type="float">
            <text:p>70.87</text:p>
          </table:table-cell>
          <table:table-cell office:value-type="float" office:value="0" calcext:value-type="float">
            <text:p>0</text:p>
          </table:table-cell>
          <table:table-cell office:value-type="float" office:value="32.47" calcext:value-type="float">
            <text:p>32.47</text:p>
          </table:table-cell>
          <table:table-cell office:value-type="float" office:value="59.88" calcext:value-type="float">
            <text:p>59.88</text:p>
          </table:table-cell>
          <table:table-cell table:formula="of:=([.C11]+[.F11]+[.I11])/3" office:value-type="float" office:value="0" calcext:value-type="float">
            <text:p>0</text:p>
          </table:table-cell>
          <table:table-cell table:formula="of:=([.D11]+[.G11]+[.J11])/3" office:value-type="float" office:value="43.0133333333333" calcext:value-type="float">
            <text:p>43.0133333333333</text:p>
          </table:table-cell>
          <table:table-cell table:formula="of:=([.E11]+[.H11]+[.K11])/3" office:value-type="float" office:value="72.3266666666667" calcext:value-type="float">
            <text:p>72.32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.91" calcext:value-type="float">
            <text:p>8.91</text:p>
          </table:table-cell>
          <table:table-cell office:value-type="float" office:value="116.32" calcext:value-type="float">
            <text:p>116.32</text:p>
          </table:table-cell>
          <table:table-cell office:value-type="float" office:value="418.4" calcext:value-type="float">
            <text:p>418.4</text:p>
          </table:table-cell>
          <table:table-cell office:value-type="float" office:value="13.98" calcext:value-type="float">
            <text:p>13.98</text:p>
          </table:table-cell>
          <table:table-cell office:value-type="float" office:value="135.58" calcext:value-type="float">
            <text:p>135.58</text:p>
          </table:table-cell>
          <table:table-cell office:value-type="float" office:value="569.68" calcext:value-type="float">
            <text:p>569.68</text:p>
          </table:table-cell>
          <table:table-cell office:value-type="float" office:value="7.35" calcext:value-type="float">
            <text:p>7.35</text:p>
          </table:table-cell>
          <table:table-cell office:value-type="float" office:value="107.43" calcext:value-type="float">
            <text:p>107.43</text:p>
          </table:table-cell>
          <table:table-cell office:value-type="float" office:value="244.66" calcext:value-type="float">
            <text:p>244.66</text:p>
          </table:table-cell>
          <table:table-cell table:formula="of:=([.C12]+[.F12]+[.I12])/3" office:value-type="float" office:value="10.08" calcext:value-type="float">
            <text:p>10.08</text:p>
          </table:table-cell>
          <table:table-cell table:formula="of:=([.D12]+[.G12]+[.J12])/3" office:value-type="float" office:value="119.776666666667" calcext:value-type="float">
            <text:p>119.776666666667</text:p>
          </table:table-cell>
          <table:table-cell table:formula="of:=([.E12]+[.H12]+[.K12])/3" office:value-type="float" office:value="410.913333333333" calcext:value-type="float">
            <text:p>410.91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.32" calcext:value-type="float">
            <text:p>16.32</text:p>
          </table:table-cell>
          <table:table-cell office:value-type="float" office:value="97.17" calcext:value-type="float">
            <text:p>97.17</text:p>
          </table:table-cell>
          <table:table-cell office:value-type="float" office:value="233.77" calcext:value-type="float">
            <text:p>233.77</text:p>
          </table:table-cell>
          <table:table-cell office:value-type="float" office:value="49.73" calcext:value-type="float">
            <text:p>49.73</text:p>
          </table:table-cell>
          <table:table-cell office:value-type="float" office:value="107.87" calcext:value-type="float">
            <text:p>107.87</text:p>
          </table:table-cell>
          <table:table-cell office:value-type="float" office:value="175.89" calcext:value-type="float">
            <text:p>175.89</text:p>
          </table:table-cell>
          <table:table-cell office:value-type="float" office:value="27.05" calcext:value-type="float">
            <text:p>27.05</text:p>
          </table:table-cell>
          <table:table-cell office:value-type="float" office:value="110.11" calcext:value-type="float">
            <text:p>110.11</text:p>
          </table:table-cell>
          <table:table-cell office:value-type="float" office:value="149.03" calcext:value-type="float">
            <text:p>149.03</text:p>
          </table:table-cell>
          <table:table-cell table:formula="of:=([.C13]+[.F13]+[.I13])/3" office:value-type="float" office:value="31.0333333333333" calcext:value-type="float">
            <text:p>31.0333333333333</text:p>
          </table:table-cell>
          <table:table-cell table:formula="of:=([.D13]+[.G13]+[.J13])/3" office:value-type="float" office:value="105.05" calcext:value-type="float">
            <text:p>105.05</text:p>
          </table:table-cell>
          <table:table-cell table:formula="of:=([.E13]+[.H13]+[.K13])/3" office:value-type="float" office:value="186.23" calcext:value-type="float">
            <text:p>186.2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4.11" calcext:value-type="float">
            <text:p>124.11</text:p>
          </table:table-cell>
          <table:table-cell office:value-type="float" office:value="357.99" calcext:value-type="float">
            <text:p>357.99</text:p>
          </table:table-cell>
          <table:table-cell office:value-type="float" office:value="20.88" calcext:value-type="float">
            <text:p>20.88</text:p>
          </table:table-cell>
          <table:table-cell office:value-type="float" office:value="185.01" calcext:value-type="float">
            <text:p>185.01</text:p>
          </table:table-cell>
          <table:table-cell office:value-type="float" office:value="413.06" calcext:value-type="float">
            <text:p>413.06</text:p>
          </table:table-cell>
          <table:table-cell office:value-type="float" office:value="20.48" calcext:value-type="float">
            <text:p>20.48</text:p>
          </table:table-cell>
          <table:table-cell office:value-type="float" office:value="303.46" calcext:value-type="float">
            <text:p>303.46</text:p>
          </table:table-cell>
          <table:table-cell office:value-type="float" office:value="365.38" calcext:value-type="float">
            <text:p>365.38</text:p>
          </table:table-cell>
          <table:table-cell table:formula="of:=([.C14]+[.F14]+[.I14])/3" office:value-type="float" office:value="19.7866666666667" calcext:value-type="float">
            <text:p>19.7866666666667</text:p>
          </table:table-cell>
          <table:table-cell table:formula="of:=([.D14]+[.G14]+[.J14])/3" office:value-type="float" office:value="204.193333333333" calcext:value-type="float">
            <text:p>204.193333333333</text:p>
          </table:table-cell>
          <table:table-cell table:formula="of:=([.E14]+[.H14]+[.K14])/3" office:value-type="float" office:value="378.81" calcext:value-type="float">
            <text:p>378.81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4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0.46" calcext:value-type="float">
            <text:p>30.46</text:p>
          </table:table-cell>
          <table:table-cell office:value-type="float" office:value="152.78" calcext:value-type="float">
            <text:p>152.78</text:p>
          </table:table-cell>
          <table:table-cell office:value-type="float" office:value="835.17" calcext:value-type="float">
            <text:p>835.17</text:p>
          </table:table-cell>
          <table:table-cell office:value-type="float" office:value="38.08" calcext:value-type="float">
            <text:p>38.08</text:p>
          </table:table-cell>
          <table:table-cell office:value-type="float" office:value="201.2" calcext:value-type="float">
            <text:p>201.2</text:p>
          </table:table-cell>
          <table:table-cell office:value-type="float" office:value="1188.17" calcext:value-type="float">
            <text:p>1188.17</text:p>
          </table:table-cell>
          <table:table-cell office:value-type="float" office:value="32.8" calcext:value-type="float">
            <text:p>32.8</text:p>
          </table:table-cell>
          <table:table-cell office:value-type="float" office:value="182.51" calcext:value-type="float">
            <text:p>182.51</text:p>
          </table:table-cell>
          <table:table-cell office:value-type="float" office:value="1271.76" calcext:value-type="float">
            <text:p>1271.76</text:p>
          </table:table-cell>
          <table:table-cell table:formula="of:=([.C18]+[.F18]+[.I18])/3" office:value-type="float" office:value="33.78" calcext:value-type="float">
            <text:p>33.78</text:p>
          </table:table-cell>
          <table:table-cell table:formula="of:=([.D18]+[.G18]+[.J18])/3" office:value-type="float" office:value="178.83" calcext:value-type="float">
            <text:p>178.83</text:p>
          </table:table-cell>
          <table:table-cell table:formula="of:=([.E18]+[.H18]+[.K18])/3" office:value-type="float" office:value="1098.36666666667" calcext:value-type="float">
            <text:p>1098.36666666667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4,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3.87" calcext:value-type="float">
            <text:p>33.87</text:p>
          </table:table-cell>
          <table:table-cell office:value-type="float" office:value="201.2" calcext:value-type="float">
            <text:p>201.2</text:p>
          </table:table-cell>
          <table:table-cell office:value-type="float" office:value="346.62" calcext:value-type="float">
            <text:p>346.62</text:p>
          </table:table-cell>
          <table:table-cell office:value-type="float" office:value="37.04" calcext:value-type="float">
            <text:p>37.04</text:p>
          </table:table-cell>
          <table:table-cell office:value-type="float" office:value="271.04" calcext:value-type="float">
            <text:p>271.04</text:p>
          </table:table-cell>
          <table:table-cell office:value-type="float" office:value="632.79" calcext:value-type="float">
            <text:p>632.79</text:p>
          </table:table-cell>
          <table:table-cell office:value-type="float" office:value="34.97" calcext:value-type="float">
            <text:p>34.97</text:p>
          </table:table-cell>
          <table:table-cell office:value-type="float" office:value="257.8" calcext:value-type="float">
            <text:p>257.8</text:p>
          </table:table-cell>
          <table:table-cell office:value-type="float" office:value="360.85" calcext:value-type="float">
            <text:p>360.85</text:p>
          </table:table-cell>
          <table:table-cell table:formula="of:=([.C22]+[.F22]+[.I22])/3" office:value-type="float" office:value="35.2933333333333" calcext:value-type="float">
            <text:p>35.2933333333333</text:p>
          </table:table-cell>
          <table:table-cell table:formula="of:=([.D22]+[.G22]+[.J22])/3" office:value-type="float" office:value="243.346666666667" calcext:value-type="float">
            <text:p>243.346666666667</text:p>
          </table:table-cell>
          <table:table-cell table:formula="of:=([.E22]+[.H22]+[.K22])/3" office:value-type="float" office:value="446.753333333333" calcext:value-type="float">
            <text:p>446.753333333333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4, essential graph LM, GBA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3.21" calcext:value-type="float">
            <text:p>33.21</text:p>
          </table:table-cell>
          <table:table-cell office:value-type="float" office:value="184.34" calcext:value-type="float">
            <text:p>184.34</text:p>
          </table:table-cell>
          <table:table-cell office:value-type="float" office:value="383.159" calcext:value-type="float">
            <text:p>383.159</text:p>
          </table:table-cell>
          <table:table-cell office:value-type="float" office:value="31.03" calcext:value-type="float">
            <text:p>31.03</text:p>
          </table:table-cell>
          <table:table-cell office:value-type="float" office:value="156.16" calcext:value-type="float">
            <text:p>156.16</text:p>
          </table:table-cell>
          <table:table-cell office:value-type="float" office:value="365.45" calcext:value-type="float">
            <text:p>365.45</text:p>
          </table:table-cell>
          <table:table-cell office:value-type="float" office:value="37.6" calcext:value-type="float">
            <text:p>37.6</text:p>
          </table:table-cell>
          <table:table-cell office:value-type="float" office:value="195.59" calcext:value-type="float">
            <text:p>195.59</text:p>
          </table:table-cell>
          <table:table-cell office:value-type="float" office:value="402.01" calcext:value-type="float">
            <text:p>402.01</text:p>
          </table:table-cell>
          <table:table-cell table:formula="of:=([.C26]+[.F26]+[.I26])/3" office:value-type="float" office:value="33.9466666666667" calcext:value-type="float">
            <text:p>33.9466666666667</text:p>
          </table:table-cell>
          <table:table-cell table:formula="of:=([.D26]+[.G26]+[.J26])/3" office:value-type="float" office:value="178.696666666667" calcext:value-type="float">
            <text:p>178.696666666667</text:p>
          </table:table-cell>
          <table:table-cell table:formula="of:=([.E26]+[.H26]+[.K26])/3" office:value-type="float" office:value="383.539666666667" calcext:value-type="float">
            <text:p>383.539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13:45:58.272511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08:58:26.415145173</meta:creation-date>
    <dc:date>2016-12-30T13:46:38.101628028</dc:date>
    <meta:editing-duration>PT46M4S</meta:editing-duration>
    <meta:editing-cycles>44</meta:editing-cycles>
    <meta:generator>LibreOffice/5.2.3.3$Linux_X86_64 LibreOffice_project/20m0$Build-3</meta:generator>
    <meta:document-statistic meta:table-count="1" meta:cell-count="250" meta:object-count="0"/>
  </office:meta>
</office:document-meta>
</file>